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6pt"/>
    </style:style>
    <style:style style:name="co2" style:family="table-column">
      <style:table-column-properties fo:break-before="auto" style:column-width="118.26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16" table:default-cell-style-name="Default"/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Move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Move High to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Move Low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Move High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 table:number-columns-spanned="3" table:number-rows-spanned="1">
            <text:p>#3bit_ImmOffse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Low and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High to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Low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High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Add Value to 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 table:number-columns-spanned="7" table:number-rows-spanned="1">
            <text:p>#7bit_ImmOffset</text:p>
          </table:table-cell>
          <table:covered-table-cell table:number-columns-repeated="6"/>
          <table:table-cell/>
        </table:table-row>
        <table:table-row table:style-name="ro1">
          <table:table-cell/>
          <table:table-cell office:value-type="string" calcext:value-type="string">
            <text:p>Add with Ca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ADD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Subtrac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 table:number-columns-spanned="3" table:number-rows-spanned="1">
            <text:p>#3bit_ImmOffse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Subtract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SUB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Subtract with Ca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SUB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Neg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NEG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Multip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MUL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are Low and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Low and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High and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High and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Neg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CMN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are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O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it Cle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ove NO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est Bi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ft/Rotate</text:p>
          </table:table-cell>
          <table:table-cell office:value-type="string" calcext:value-type="string">
            <text:p>Logical Shift Lef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ogical Shift Righ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rithmetic Shift Righ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otate 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Conditional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Z se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Z cle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C se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C cle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N se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N cle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V se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V cle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C set and Z clea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C clear and Z se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((N set and V set) or (N clear and V clear)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((N set and V clear) or if (N clear and V set)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(Z clear and ((N or V set) or (N or V clear)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f (Z set or ((N set and V clear) or (N clear and V set))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ncondition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ong branch with lin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Optional state change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 address held in low re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 address held in Hi re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With immediate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th register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gned 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gned 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-relativ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P-relativ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ddress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sing P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sing S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ultip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With immediate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th register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P-relativ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ultip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sh/Pop</text:p>
          </table:table-cell>
          <table:table-cell office:value-type="string" calcext:value-type="string">
            <text:p>Push registers on stac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ush LR, and registers onto Stac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registers from stac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registers and PC from st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ftware Interrupt</text:p>
          </table:table-cell>
          <table:table-cell table:number-columns-repeated="18"/>
        </table:table-row>
        <table:table-row table:style-name="ro1" table:number-rows-repeated="104849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6:06:32.981000000</meta:creation-date>
    <dc:date>2017-03-11T22:33:46.233000000</dc:date>
    <meta:editing-duration>PT6H5M56S</meta:editing-duration>
    <meta:editing-cycles>16</meta:editing-cycles>
    <meta:generator>LibreOffice/5.2.5.1$Windows_x86 LibreOffice_project/0312e1a284a7d50ca85a365c316c7abbf20a4d22</meta:generator>
    <meta:document-statistic meta:table-count="1" meta:cell-count="327" meta:object-count="0"/>
  </office:meta>
</office:document-meta>
</file>